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0.6mm" svg:height="106.5mm" svg:x="94.51mm" svg:y="122.63mm">
            <loext:p draw:notify-on-update-of-ranges="Sheet1.B14:Sheet1.B22 Sheet1.C13:Sheet1.C13 Sheet1.C14:Sheet1.C22 Sheet1.D13:Sheet1.D13 Sheet1.D14:Sheet1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5.6mm" svg:height="106.5mm" svg:x="144.78mm" svg:y="127.75mm">
            <loext:p draw:notify-on-update-of-ranges="Sheet1.B14:Sheet1.B22 Sheet1.D1:Sheet1.D1 Sheet1.D2:Sheet1.D10 Sheet1.I1:Sheet1.I1 Sheet1.I2:Sheet1.I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SSI bins</text:p>
          </table:table-cell>
          <table:table-cell office:value-type="string" calcext:value-type="string">
            <text:p>Duration (seconds)</text:p>
          </table:table-cell>
          <table:table-cell office:value-type="string" calcext:value-type="string">
            <text:p>Percentage of total time (%)</text:p>
          </table:table-cell>
          <table:table-cell office:value-type="string" calcext:value-type="string">
            <text:p>Data Transfered </text:p>
          </table:table-cell>
          <table:table-cell office:value-type="string" calcext:value-type="string">
            <text:p>Avg Throughput (Kbps)</text:p>
          </table:table-cell>
          <table:table-cell office:value-type="string" calcext:value-type="string">
            <text:p>Active time (%)</text:p>
          </table:table-cell>
          <table:table-cell office:value-type="string" calcext:value-type="string">
            <text:p>Tail time (%)</text:p>
          </table:table-cell>
          <table:table-cell office:value-type="string" calcext:value-type="string">
            <text:p>Ramp time (%)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Active power (%)</text:p>
          </table:table-cell>
          <table:table-cell table:style-name="ce1" office:value-type="string" calcext:value-type="string">
            <text:p>Tail power (%)</text:p>
          </table:table-cell>
          <table:table-cell table:style-name="ce1" office:value-type="string" calcext:value-type="string">
            <text:p>Ramp power (%)</text:p>
          </table:table-cell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8.253816" calcext:value-type="float">
            <text:p>8.253816</text:p>
          </table:table-cell>
          <table:table-cell table:formula="of:=[.D2]/[.C14]" office:value-type="float" office:value="0.358861565217391" calcext:value-type="float">
            <text:p>0.3588615652</text:p>
          </table:table-cell>
          <table:table-cell table:number-columns-repeated="2"/>
          <table:table-cell office:value-type="float" office:value="17.39" calcext:value-type="float">
            <text:p>17.39</text:p>
          </table:table-cell>
          <table:table-cell office:value-type="float" office:value="7.65" calcext:value-type="float">
            <text:p>7.65</text:p>
          </table:table-cell>
          <table:table-cell office:value-type="float" office:value="86.95" calcext:value-type="float">
            <text:p>86.95</text:p>
          </table:table-cell>
          <table:table-cell office:value-type="float" office:value="4.34" calcext:value-type="float">
            <text:p>4.34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2.7181485" calcext:value-type="float">
            <text:p>2.7181485</text:p>
          </table:table-cell>
          <table:table-cell table:formula="of:=[.D3]/[.C15]" office:value-type="float" office:value="0.0238434078947368" calcext:value-type="float">
            <text:p>0.0238434079</text:p>
          </table:table-cell>
          <table:table-cell table:number-columns-repeated="2"/>
          <table:table-cell office:value-type="float" office:value="6.95" calcext:value-type="float">
            <text:p>6.95</text:p>
          </table:table-cell>
          <table:table-cell office:value-type="float" office:value="38.2" calcext:value-type="float">
            <text:p>38.2</text:p>
          </table:table-cell>
          <table:table-cell office:value-type="float" office:value="86.48" calcext:value-type="float">
            <text:p>86.48</text:p>
          </table:table-cell>
          <table:table-cell office:value-type="float" office:value="8.88" calcext:value-type="float">
            <text:p>8.88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table:number-columns-repeated="2"/>
          <table:table-cell office:value-type="float" office:value="5.85" calcext:value-type="float">
            <text:p>5.85</text:p>
          </table:table-cell>
          <table:table-cell office:value-type="float" office:value="0.4098874" calcext:value-type="float">
            <text:p>0.4098874</text:p>
          </table:table-cell>
          <table:table-cell table:formula="of:=[.D4]/[.C16]" office:value-type="float" office:value="0.00241110235294118" calcext:value-type="float">
            <text:p>0.0024111024</text:p>
          </table:table-cell>
          <table:table-cell table:number-columns-repeated="2"/>
          <table:table-cell office:value-type="float" office:value="8.33" calcext:value-type="float">
            <text:p>8.33</text:p>
          </table:table-cell>
          <table:table-cell office:value-type="float" office:value="61.6" calcext:value-type="float">
            <text:p>61.6</text:p>
          </table:table-cell>
          <table:table-cell office:value-type="float" office:value="90.76" calcext:value-type="float">
            <text:p>90.76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.3248445" calcext:value-type="float">
            <text:p>0.3248445</text:p>
          </table:table-cell>
          <table:table-cell table:formula="of:=[.D5]/[.C17]" office:value-type="float" office:value="0.00136489285714286" calcext:value-type="float">
            <text:p>0.0013648929</text:p>
          </table:table-cell>
          <table:table-cell table:number-columns-repeated="2"/>
          <table:table-cell office:value-type="float" office:value="8.11" calcext:value-type="float">
            <text:p>8.11</text:p>
          </table:table-cell>
          <table:table-cell office:value-type="float" office:value="72.7" calcext:value-type="float">
            <text:p>72.7</text:p>
          </table:table-cell>
          <table:table-cell office:value-type="float" office:value="82.49" calcext:value-type="float">
            <text:p>82.49</text:p>
          </table:table-cell>
          <table:table-cell office:value-type="float" office:value="12.61" calcext:value-type="float">
            <text:p>12.61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table:number-columns-repeated="2"/>
          <table:table-cell office:value-type="float" office:value="46.32" calcext:value-type="float">
            <text:p>46.32</text:p>
          </table:table-cell>
          <table:table-cell office:value-type="float" office:value="1.2423545" calcext:value-type="float">
            <text:p>1.2423545</text:p>
          </table:table-cell>
          <table:table-cell table:formula="of:=[.D6]/[.C18]" office:value-type="float" office:value="0.000917543943870015" calcext:value-type="float">
            <text:p>0.0009175439</text:p>
          </table:table-cell>
          <table:table-cell table:number-columns-repeated="2"/>
          <table:table-cell office:value-type="float" office:value="8.92" calcext:value-type="float">
            <text:p>8.92</text:p>
          </table:table-cell>
          <table:table-cell office:value-type="float" office:value="454.75" calcext:value-type="float">
            <text:p>454.75</text:p>
          </table:table-cell>
          <table:table-cell office:value-type="float" office:value="85.98" calcext:value-type="float">
            <text:p>85.98</text:p>
          </table:table-cell>
          <table:table-cell office:value-type="float" office:value="8.63" calcext:value-type="float">
            <text:p>8.63</text:p>
          </table:table-cell>
          <table:table-cell table:style-name="ce1" office:value-type="float" office:value="5.37" calcext:value-type="float">
            <text:p>5.37</text:p>
          </table:table-cell>
        </table:table-row>
        <table:table-row table:style-name="ro1">
          <table:table-cell table:number-columns-repeated="2"/>
          <table:table-cell office:value-type="float" office:value="20.84" calcext:value-type="float">
            <text:p>20.84</text:p>
          </table:table-cell>
          <table:table-cell office:value-type="float" office:value="0.5778252" calcext:value-type="float">
            <text:p>0.5778252</text:p>
          </table:table-cell>
          <table:table-cell table:formula="of:=[.D7]/[.C19]" office:value-type="float" office:value="0.000939553170731707" calcext:value-type="float">
            <text:p>0.00093955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05" calcext:value-type="float">
            <text:p>217.05</text:p>
          </table:table-cell>
          <table:table-cell office:value-type="float" office:value="91.82" calcext:value-type="float">
            <text:p>91.82</text:p>
          </table:table-cell>
          <table:table-cell office:value-type="float" office:value="8.17" calcext:value-type="float">
            <text:p>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3" calcext:value-type="float">
            <text:p>12.63</text:p>
          </table:table-cell>
          <table:table-cell office:value-type="float" office:value="0.2995632" calcext:value-type="float">
            <text:p>0.2995632</text:p>
          </table:table-cell>
          <table:table-cell table:formula="of:=[.D8]/[.C20]" office:value-type="float" office:value="0.000811824390243902" calcext:value-type="float">
            <text:p>0.00081182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.01" calcext:value-type="float">
            <text:p>133.01</text:p>
          </table:table-cell>
          <table:table-cell office:value-type="float" office:value="93.25" calcext:value-type="float">
            <text:p>93.25</text:p>
          </table:table-cell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0.0265041" calcext:value-type="float">
            <text:p>0.0265041</text:p>
          </table:table-cell>
          <table:table-cell table:formula="of:=[.D9]/[.C21]" office:value-type="float" office:value="0.000519688235294118" calcext:value-type="float">
            <text:p>0.0005196882</text:p>
          </table:table-cell>
          <table:table-cell table:number-columns-repeated="2"/>
          <table:table-cell office:value-type="float" office:value="3.92" calcext:value-type="float">
            <text:p>3.92</text:p>
          </table:table-cell>
          <table:table-cell office:value-type="float" office:value="18.75" calcext:value-type="float">
            <text:p>18.75</text:p>
          </table:table-cell>
          <table:table-cell office:value-type="float" office:value="93.87" calcext:value-type="float">
            <text:p>93.87</text:p>
          </table:table-cell>
          <table:table-cell office:value-type="float" office:value="4.01" calcext:value-type="float">
            <text:p>4.01</text:p>
          </table:table-cell>
          <table:table-cell table:style-name="ce1" office:value-type="float" office:value="2.13" calcext:value-type="float">
            <text:p>2.13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10334" calcext:value-type="float">
            <text:p>0.010334</text:p>
          </table:table-cell>
          <table:table-cell table:formula="of:=[.D10]/[.C22]" office:value-type="float" office:value="0.00344466666666667" calcext:value-type="float">
            <text:p>0.003444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:.C10])" office:value-type="float" office:value="99.96" calcext:value-type="float">
            <text:p>99.9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office:value-type="string" calcext:value-type="string">
            <text:p>Active Time</text:p>
          </table:table-cell>
          <table:table-cell office:value-type="string" calcext:value-type="string">
            <text:p>%Active Time</text:p>
          </table:table-cell>
          <table:table-cell office:value-type="string" calcext:value-type="string">
            <text:p>%age Tail tTime</text:p>
          </table:table-cell>
          <table:table-cell office:value-type="string" calcext:value-type="string">
            <text:p>Tail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81 to -8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4]*[.C14]/100" office:value-type="float" office:value="15.9988" calcext:value-type="float">
            <text:p>15.9988</text:p>
          </table:table-cell>
          <table:table-cell office:value-type="float" office:value="69.56" calcext:value-type="float">
            <text:p>69.56</text:p>
          </table:table-cell>
          <table:table-cell office:value-type="float" office:value="13.04" calcext:value-type="float">
            <text:p>13.04</text:p>
          </table:table-cell>
          <table:table-cell table:formula="of:=[.F14]*[.C14]/100" office:value-type="float" office:value="2.9992" calcext:value-type="float">
            <text:p>2.9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86 to -9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[.E15]*[.C15]/100" office:value-type="float" office:value="82.2738" calcext:value-type="float">
            <text:p>82.2738</text:p>
          </table:table-cell>
          <table:table-cell office:value-type="float" office:value="72.17" calcext:value-type="float">
            <text:p>72.17</text:p>
          </table:table-cell>
          <table:table-cell office:value-type="float" office:value="20.86" calcext:value-type="float">
            <text:p>20.86</text:p>
          </table:table-cell>
          <table:table-cell table:formula="of:=[.F15]*[.C15]/100" office:value-type="float" office:value="23.7804" calcext:value-type="float">
            <text:p>23.7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91 to -9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formula="of:=[.E16]*[.C16]/100" office:value-type="float" office:value="139.638" calcext:value-type="float">
            <text:p>139.638</text:p>
          </table:table-cell>
          <table:table-cell office:value-type="float" office:value="82.14" calcext:value-type="float">
            <text:p>82.14</text:p>
          </table:table-cell>
          <table:table-cell office:value-type="float" office:value="9.52" calcext:value-type="float">
            <text:p>9.52</text:p>
          </table:table-cell>
          <table:table-cell table:formula="of:=[.F16]*[.C16]/100" office:value-type="float" office:value="16.184" calcext:value-type="float">
            <text:p>16.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96 to -100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table:formula="of:=[.E17]*[.C17]/100" office:value-type="float" office:value="154.6048" calcext:value-type="float">
            <text:p>154.6048</text:p>
          </table:table-cell>
          <table:table-cell office:value-type="float" office:value="64.96" calcext:value-type="float">
            <text:p>64.96</text:p>
          </table:table-cell>
          <table:table-cell office:value-type="float" office:value="26.92" calcext:value-type="float">
            <text:p>26.92</text:p>
          </table:table-cell>
          <table:table-cell table:formula="of:=[.F17]*[.C17]/100" office:value-type="float" office:value="64.0696" calcext:value-type="float">
            <text:p>64.0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01 to -105</text:p>
          </table:table-cell>
          <table:table-cell office:value-type="float" office:value="5" calcext:value-type="float">
            <text:p>5</text:p>
          </table:table-cell>
          <table:table-cell office:value-type="float" office:value="1354" calcext:value-type="float">
            <text:p>1354</text:p>
          </table:table-cell>
          <table:table-cell table:formula="of:=[.E18]*[.C18]/100" office:value-type="float" office:value="973.3906" calcext:value-type="float">
            <text:p>973.3906</text:p>
          </table:table-cell>
          <table:table-cell office:value-type="float" office:value="71.89" calcext:value-type="float">
            <text:p>71.89</text:p>
          </table:table-cell>
          <table:table-cell office:value-type="float" office:value="19.13" calcext:value-type="float">
            <text:p>19.13</text:p>
          </table:table-cell>
          <table:table-cell table:formula="of:=[.F18]*[.C18]/100" office:value-type="float" office:value="259.0202" calcext:value-type="float">
            <text:p>259.0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06 to -110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formula="of:=[.E19]*[.C19]/100" office:value-type="float" office:value="496.7355" calcext:value-type="float">
            <text:p>496.7355</text:p>
          </table:table-cell>
          <table:table-cell office:value-type="float" office:value="80.77" calcext:value-type="float">
            <text:p>80.77</text:p>
          </table:table-cell>
          <table:table-cell office:value-type="float" office:value="19.22" calcext:value-type="float">
            <text:p>19.22</text:p>
          </table:table-cell>
          <table:table-cell table:formula="of:=[.F19]*[.C19]/100" office:value-type="float" office:value="118.203" calcext:value-type="float">
            <text:p>118.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11 to -115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table:formula="of:=[.E20]*[.C20]/100" office:value-type="float" office:value="309.0006" calcext:value-type="float">
            <text:p>309.0006</text:p>
          </table:table-cell>
          <table:table-cell office:value-type="float" office:value="83.74" calcext:value-type="float">
            <text:p>83.74</text:p>
          </table:table-cell>
          <table:table-cell office:value-type="float" office:value="16.26" calcext:value-type="float">
            <text:p>16.26</text:p>
          </table:table-cell>
          <table:table-cell table:formula="of:=[.F20]*[.C20]/100" office:value-type="float" office:value="59.9994" calcext:value-type="float">
            <text:p>59.9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16 to -12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[.E21]*[.C21]/100" office:value-type="float" office:value="43.9977" calcext:value-type="float">
            <text:p>43.9977</text:p>
          </table:table-cell>
          <table:table-cell office:value-type="float" office:value="86.27" calcext:value-type="float">
            <text:p>86.27</text:p>
          </table:table-cell>
          <table:table-cell office:value-type="float" office:value="9.8" calcext:value-type="float">
            <text:p>9.8</text:p>
          </table:table-cell>
          <table:table-cell table:formula="of:=[.F21]*[.C21]/100" office:value-type="float" office:value="4.998" calcext:value-type="float">
            <text:p>4.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21 to -1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2]*[.C22]/100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22]*[.C22]/1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14:50:11.092793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9:40:09.686026476</meta:creation-date>
    <dc:date>2019-05-11T17:54:19.905203906</dc:date>
    <meta:editing-duration>PT1H2M37S</meta:editing-duration>
    <meta:editing-cycles>4</meta:editing-cycles>
    <meta:generator>LibreOffice/5.1.6.2$Linux_X86_64 LibreOffice_project/10m0$Build-2</meta:generator>
    <meta:document-statistic meta:table-count="1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1cm" svg:height="10.651cm" xlink:href=".." xlink:type="simple" chart:class="chart:bar" chart:style-name="ch1">
        <chart:legend svg:x="13.722cm" svg:y="0.969cm" style:legend-expansion="custom" chartooo:width="6.702cm" chartooo:height="2.382cm" style:legend-expansion-aspect-ratio="2.81360201511335" chart:style-name="ch2"/>
        <chart:plot-area chart:style-name="ch3" table:cell-range-address="Sheet1.B13:Sheet1.D22" chart:data-source-has-labels="both" svg:x="1.345cm" svg:y="0.252cm" svg:width="19.287cm" svg:height="9.418cm">
          <chartooo:coordinate-region svg:x="2.549cm" svg:y="0.478cm" svg:width="18.083cm" svg:height="8.492cm"/>
          <chart:axis chart:dimension="x" chart:name="primary-x" chart:style-name="ch4" chartooo:axis-type="auto">
            <chartooo:date-scale/>
            <chart:title svg:x="9.95cm" svg:y="9.431cm" chart:style-name="ch5">
              <text:p>RSSI Bins</text:p>
            </chart:title>
            <chart:categories table:cell-range-address="Sheet1.B14:Sheet1.B22"/>
          </chart:axis>
          <chart:axis chart:dimension="y" chart:name="primary-y" chart:style-name="ch6">
            <chart:title svg:x="0cm" svg:y="7.293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14:Sheet1.C22" chart:label-cell-address="Sheet1.C13:Sheet1.C13" chart:class="chart:bar">
            <chart:data-point chart:repeated="9"/>
          </chart:series>
          <chart:series chart:style-name="ch10" chart:values-cell-range-address="Sheet1.D14:Sheet1.D22" chart:label-cell-address="Sheet1.D13:Sheet1.D1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Sheet1.C13:Sheet1.C13</svg:desc>
                </draw:g>
              </table:table-cell>
              <table:table-cell office:value-type="string">
                <text:p>Active Time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4:Sheet1.B22</svg:desc>
                </draw:g>
              </table:table-cell>
              <table:table-cell office:value-type="float" office:value="23">
                <text:p>23</text:p>
                <draw:g>
                  <svg:desc>Sheet1.C14:Sheet1.C22</svg:desc>
                </draw:g>
              </table:table-cell>
              <table:table-cell office:value-type="float" office:value="15.9988">
                <text:p>15.9988</text:p>
                <draw:g>
                  <svg:desc>Sheet1.D14:Sheet1.D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82.2738">
                <text:p>82.27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39.638">
                <text:p>139.6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8">
                <text:p>238</text:p>
              </table:table-cell>
              <table:table-cell office:value-type="float" office:value="154.6048">
                <text:p>154.60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54">
                <text:p>1354</text:p>
              </table:table-cell>
              <table:table-cell office:value-type="float" office:value="973.3906">
                <text:p>973.39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496.7355">
                <text:p>496.73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9">
                <text:p>369</text:p>
              </table:table-cell>
              <table:table-cell office:value-type="float" office:value="309.0006">
                <text:p>309.00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43.9977">
                <text:p>43.99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width="0.1cm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2pt" fo:font-weight="bold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1cm" svg:height="10.651cm" xlink:href=".." xlink:type="simple" chart:class="chart:line" chart:style-name="ch1">
        <chart:legend chart:legend-position="top" svg:x="3.831cm" svg:y="0.185cm" style:legend-expansion="wide" chart:style-name="ch2"/>
        <chart:plot-area chart:style-name="ch3" table:cell-range-address="Sheet1.B14:Sheet1.B22 Sheet1.D1:Sheet1.D10 Sheet1.I1:Sheet1.I10" chart:data-source-has-labels="both" svg:x="1.303cm" svg:y="1.473cm" svg:width="17.213cm" svg:height="8cm">
          <chartooo:coordinate-region svg:x="2.03cm" svg:y="1.699cm" svg:width="15.52cm" svg:height="7.074cm"/>
          <chart:axis chart:dimension="x" chart:name="primary-x" chart:style-name="ch4" chartooo:axis-type="auto">
            <chartooo:date-scale/>
            <chart:title svg:x="8.384cm" svg:y="9.383cm" chart:style-name="ch5">
              <text:p>RSSI bins</text:p>
            </chart:title>
            <chart:categories table:cell-range-address="Sheet1.B14:Sheet1.B22"/>
          </chart:axis>
          <chart:axis chart:dimension="y" chart:name="primary-y" chart:style-name="ch6">
            <chart:title svg:x="0cm" svg:y="8.718cm" chart:style-name="ch7">
              <text:p>Data downloaded (Mb)</text:p>
            </chart:title>
            <chart:grid chart:style-name="ch8" chart:class="major"/>
          </chart:axis>
          <chart:axis chart:dimension="y" chart:name="secondary-y" chart:style-name="ch9">
            <chart:title svg:x="19.233cm" svg:y="8.664cm" chart:style-name="ch7">
              <text:p>Total Energy (Joule)</text:p>
            </chart:title>
          </chart:axis>
          <chart:series chart:attached-axis="primary-y" chart:style-name="ch10" chart:values-cell-range-address="Sheet1.D2:Sheet1.D10" chart:label-cell-address="Sheet1.D1:Sheet1.D1" chart:class="chart:line">
            <chart:data-point chart:repeated="9"/>
          </chart:series>
          <chart:series chart:attached-axis="secondary-y" chart:style-name="ch11" chart:values-cell-range-address="Sheet1.I2:Sheet1.I10" chart:label-cell-address="Sheet1.I1:Sheet1.I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Transfered </text:p>
                <draw:g>
                  <svg:desc>Sheet1.D1:Sheet1.D1</svg:desc>
                </draw:g>
              </table:table-cell>
              <table:table-cell office:value-type="string">
                <text:p>Total Energ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4:Sheet1.B22</svg:desc>
                </draw:g>
              </table:table-cell>
              <table:table-cell office:value-type="float" office:value="8.253816">
                <text:p>8.253816</text:p>
                <draw:g>
                  <svg:desc>Sheet1.D2:Sheet1.D10</svg:desc>
                </draw:g>
              </table:table-cell>
              <table:table-cell office:value-type="float" office:value="7.65">
                <text:p>7.65</text:p>
                <draw:g>
                  <svg:desc>Sheet1.I2:Sheet1.I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7181485">
                <text:p>2.7181485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98874">
                <text:p>0.409887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48445">
                <text:p>0.3248445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423545">
                <text:p>1.2423545</text:p>
              </table:table-cell>
              <table:table-cell office:value-type="float" office:value="454.75">
                <text:p>454.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78252">
                <text:p>0.5778252</text:p>
              </table:table-cell>
              <table:table-cell office:value-type="float" office:value="217.05">
                <text:p>217.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95632">
                <text:p>0.2995632</text:p>
              </table:table-cell>
              <table:table-cell office:value-type="float" office:value="133.01">
                <text:p>133.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65041">
                <text:p>0.026504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0334">
                <text:p>0.010334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